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KacstBook" svg:font-family="Kacst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KacstBook" officeooo:rsid="000124b2" officeooo:paragraph-rsid="000124b2" style:font-name-complex="KacstBook"/>
    </style:style>
    <style:style style:name="P2" style:family="paragraph" style:parent-style-name="Standard">
      <style:paragraph-properties fo:text-align="end" style:justify-single-word="false"/>
      <style:text-properties style:font-name="KacstBook" officeooo:rsid="00109761" officeooo:paragraph-rsid="00109761" style:font-name-complex="KacstBook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KacstBook" officeooo:rsid="000124b2" officeooo:paragraph-rsid="000124b2" style:font-name-complex="KacstBook"/>
    </style:style>
    <style:style style:name="P4" style:family="paragraph" style:parent-style-name="Standard">
      <style:paragraph-properties fo:text-align="end" style:justify-single-word="false" style:writing-mode="rl-tb"/>
      <style:text-properties fo:font-size="15pt" officeooo:paragraph-rsid="000ce9fe" style:font-size-asian="15pt" style:font-size-complex="15pt"/>
    </style:style>
    <style:style style:name="P5" style:family="paragraph" style:parent-style-name="Standard">
      <style:paragraph-properties fo:line-height="100%" fo:text-align="end" style:justify-single-word="false" style:writing-mode="rl-tb"/>
      <style:text-properties style:font-name="KacstBook" fo:font-size="15pt" officeooo:rsid="000124b2" officeooo:paragraph-rsid="000124b2" style:font-size-asian="15pt" style:font-name-complex="KacstBook" style:font-size-complex="15pt"/>
    </style:style>
    <style:style style:name="P6" style:family="paragraph" style:parent-style-name="Standard">
      <style:paragraph-properties fo:line-height="100%" fo:text-align="end" style:justify-single-word="false" style:writing-mode="rl-tb"/>
      <style:text-properties style:font-name="KacstBook" fo:font-size="15pt" officeooo:rsid="000124b2" officeooo:paragraph-rsid="00030048" style:font-size-asian="15pt" style:font-name-complex="KacstBook" style:font-size-complex="15pt"/>
    </style:style>
    <style:style style:name="P7" style:family="paragraph" style:parent-style-name="Standard">
      <style:paragraph-properties fo:line-height="100%" fo:text-align="end" style:justify-single-word="false" style:writing-mode="rl-tb"/>
      <style:text-properties style:font-name="KacstBook" fo:font-size="15pt" officeooo:rsid="000124b2" officeooo:paragraph-rsid="0006fa23" style:font-size-asian="15pt" style:font-name-complex="KacstBook" style:font-size-complex="15pt"/>
    </style:style>
    <style:style style:name="P8" style:family="paragraph" style:parent-style-name="Standard">
      <style:paragraph-properties fo:line-height="100%" fo:text-align="end" style:justify-single-word="false" style:writing-mode="rl-tb"/>
      <style:text-properties style:font-name="KacstBook" fo:font-size="15pt" officeooo:rsid="000124b2" officeooo:paragraph-rsid="0011f2a1" style:font-size-asian="15pt" style:font-name-complex="KacstBook" style:font-size-complex="15pt"/>
    </style:style>
    <style:style style:name="P9" style:family="paragraph" style:parent-style-name="Standard">
      <style:paragraph-properties fo:line-height="100%" fo:text-align="end" style:justify-single-word="false" style:writing-mode="rl-tb"/>
      <style:text-properties style:font-name="KacstBook" fo:font-size="15pt" officeooo:rsid="0011b468" officeooo:paragraph-rsid="0011b468" style:font-size-asian="15pt" style:font-name-complex="KacstBook" style:font-size-complex="15pt"/>
    </style:style>
    <style:style style:name="P10" style:family="paragraph" style:parent-style-name="Standard">
      <style:paragraph-properties fo:margin-left="0in" fo:margin-right="0in" fo:text-align="end" style:justify-single-word="false" fo:text-indent="-0.25in" style:auto-text-indent="false" style:writing-mode="rl-tb"/>
      <style:text-properties style:font-name="KacstBook" officeooo:rsid="0010b0cb" officeooo:paragraph-rsid="0010b0cb" style:font-name-complex="KacstBook"/>
    </style:style>
    <style:style style:name="P11" style:family="paragraph" style:parent-style-name="Standard" style:list-style-name="L1">
      <style:paragraph-properties fo:margin-left="0in" fo:margin-right="0in" fo:text-align="end" style:justify-single-word="false" fo:text-indent="-0.25in" style:auto-text-indent="false" style:writing-mode="rl-tb"/>
      <style:text-properties style:font-name="KacstBook" fo:font-size="16pt" fo:font-weight="bold" officeooo:rsid="000124b2" officeooo:paragraph-rsid="000124b2" style:font-size-asian="16pt" style:font-weight-asian="bold" style:font-name-complex="KacstBook" style:font-size-complex="16pt" style:font-weight-complex="bold"/>
    </style:style>
    <style:style style:name="T1" style:family="text">
      <style:text-properties style:font-name="KacstBook" officeooo:rsid="000124b2" style:font-name-complex="KacstBook"/>
    </style:style>
    <style:style style:name="T2" style:family="text">
      <style:text-properties style:font-name="KacstBook" officeooo:rsid="0001d434" style:font-name-complex="KacstBook"/>
    </style:style>
    <style:style style:name="T3" style:family="text">
      <style:text-properties style:font-name="KacstBook" officeooo:rsid="000ce9fe" style:font-name-complex="KacstBook"/>
    </style:style>
    <style:style style:name="T4" style:family="text">
      <style:text-properties style:font-name="KacstBook" officeooo:rsid="000d51d8" style:font-name-complex="KacstBook"/>
    </style:style>
    <style:style style:name="T5" style:family="text">
      <style:text-properties officeooo:rsid="00027404"/>
    </style:style>
    <style:style style:name="T6" style:family="text">
      <style:text-properties officeooo:rsid="00029bfe"/>
    </style:style>
    <style:style style:name="T7" style:family="text">
      <style:text-properties officeooo:rsid="000664c2"/>
    </style:style>
    <style:style style:name="T8" style:family="text">
      <style:text-properties officeooo:rsid="0009584e"/>
    </style:style>
    <style:style style:name="T9" style:family="text">
      <style:text-properties officeooo:rsid="0011f2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0209in" fo:text-indent="-0.25in" fo:margin-left="4.02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709in" fo:text-indent="-0.25in" fo:margin-left="4.27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209in" fo:text-indent="-0.25in" fo:margin-left="4.52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09in" fo:text-indent="-0.25in" fo:margin-left="4.77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09in" fo:text-indent="-0.25in" fo:margin-left="5.02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709in" fo:text-indent="-0.25in" fo:margin-left="5.27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209in" fo:text-indent="-0.25in" fo:margin-left="5.52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709in" fo:text-indent="-0.25in" fo:margin-left="5.77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209in" fo:text-indent="-0.25in" fo:margin-left="6.02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709in" fo:text-indent="-0.25in" fo:margin-left="6.2709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"/>
      <text:p text:style-name="P3"/>
      <text:list xml:id="list1081619613" text:style-name="L1">
        <text:list-header>
          <text:p text:style-name="P11">سیاست های امن سازی شبکه داخلی بر اساس <text:s text:c="2"/>نیازمندیهای کا<text:span text:style-name="T5">ر</text:span>بران</text:p>
        </text:list-header>
      </text:list>
      <text:p text:style-name="P10"><text:s text:c="2"/></text:p>
      <text:p text:style-name="P4"><text:span text:style-name="T1">- <text:s/>خارج از شبکه داخلی کسی نمی تواند از طریق ssh </text:span><text:span text:style-name="T2">به</text:span><text:span text:style-name="T1"> شبکه دسترسی داشته باشد </text:span><text:span text:style-name="T3">و تلاش برای دسترسی بیش از </text:span><text:span text:style-name="T4">6</text:span><text:span text:style-name="T3"> بار در </text:span><text:span text:style-name="T4">30</text:span><text:span text:style-name="T3"> ثانیه محدود شد. (احتمال حمله brute-force) <text:s/></text:span></text:p>
      <text:p text:style-name="P5">- <text:s/><text:span text:style-name="T6">همه</text:span> <text:span text:style-name="T5">کاربران به پورت 3142 سرور برای استفاده از سرویس apt-cacher دسترسی دارند.</text:span></text:p>
      <text:p text:style-name="P6"/>
      <text:p text:style-name="P7"/>
      <text:p text:style-name="P9">سرورها</text:p>
      <text:p text:style-name="P8"><text:span text:style-name="T7">- <text:s/>کاربران </text:span><text:s/><text:span text:style-name="T7">به پورت 111 (با پروتکلهایtcp <text:s/>وudp <text:s/>)سرور</text:span> <text:span text:style-name="T7">NFS</text:span> <text:span text:style-name="T7">دسترسی دارد.</text:span></text:p>
      <text:p text:style-name="P6">- <text:s/><text:span text:style-name="T8">همه کاربران به پورت 80 سرور برای استفاده از سرویس Nginx دسترسی دارند. </text:span></text:p>
      <text:p text:style-name="P8">- <text:span text:style-name="T9">سرور به پورت 2049 <text:s/>کاربران برای ارائه سرویس NFS دسترسی دارد.</text:span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KacstBook" svg:font-family="Kacst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33:06.246142877</meta:creation-date>
    <dc:date>2019-06-13T09:38:37.711215252</dc:date>
    <meta:editing-duration>PT55M48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96" meta:character-count="507" meta:non-whitespace-character-count="404"/>
  </office:meta>
</office:document-meta>
</file>